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MT" svg:font-family="ArialMT"/>
    <style:font-face style:name="Calibri" svg:font-family="Calibri"/>
    <style:font-face style:name="CourierNewPSMT" svg:font-family="CourierNewPSMT"/>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f80b6" officeooo:paragraph-rsid="00070d88"/>
    </style:style>
    <style:style style:name="P2" style:family="paragraph" style:parent-style-name="Standard">
      <style:text-properties fo:language="fr" fo:country="FR" officeooo:rsid="001f80b6" officeooo:paragraph-rsid="002e7726"/>
    </style:style>
    <style:style style:name="P3" style:family="paragraph" style:parent-style-name="Standard">
      <style:text-properties fo:language="fr" fo:country="FR" officeooo:rsid="00277a87" officeooo:paragraph-rsid="00277a87"/>
    </style:style>
    <style:style style:name="P4" style:family="paragraph" style:parent-style-name="Standard">
      <style:text-properties fo:language="fr" fo:country="FR" officeooo:rsid="00277a87" officeooo:paragraph-rsid="003cc4d0"/>
    </style:style>
    <style:style style:name="P5" style:family="paragraph" style:parent-style-name="Standard">
      <style:text-properties fo:language="fr" fo:country="FR" officeooo:rsid="00277a87" officeooo:paragraph-rsid="003a7824"/>
    </style:style>
    <style:style style:name="P6" style:family="paragraph" style:parent-style-name="Standard">
      <style:text-properties fo:language="fr" fo:country="FR" style:text-underline-style="solid" style:text-underline-width="auto" style:text-underline-color="font-color" fo:font-weight="bold" officeooo:rsid="001cf894" officeooo:paragraph-rsid="002e7726" style:font-weight-asian="bold" style:font-weight-complex="bold"/>
    </style:style>
    <style:style style:name="P7" style:family="paragraph" style:parent-style-name="Standard">
      <style:text-properties fo:language="fr" fo:country="FR" officeooo:rsid="001cf894" officeooo:paragraph-rsid="002e7726"/>
    </style:style>
    <style:style style:name="P8" style:family="paragraph" style:parent-style-name="Standard">
      <style:text-properties fo:language="fr" fo:country="FR" officeooo:rsid="002f517a" officeooo:paragraph-rsid="002f517a"/>
    </style:style>
    <style:style style:name="P9" style:family="paragraph" style:parent-style-name="Standard">
      <style:text-properties fo:language="fr" fo:country="FR" officeooo:rsid="003a7824" officeooo:paragraph-rsid="002f9ad3"/>
    </style:style>
    <style:style style:name="P10" style:family="paragraph" style:parent-style-name="Standard">
      <style:text-properties fo:language="fr" fo:country="FR" officeooo:rsid="003cc4d0" officeooo:paragraph-rsid="003cc4d0"/>
    </style:style>
    <style:style style:name="P11" style:family="paragraph" style:parent-style-name="Standard">
      <style:text-properties fo:language="fr" fo:country="FR" style:text-underline-style="none" officeooo:rsid="001f80b6" officeooo:paragraph-rsid="002acdc0"/>
    </style:style>
    <style:style style:name="P12" style:family="paragraph" style:parent-style-name="Standard">
      <style:text-properties fo:language="fr" fo:country="FR" officeooo:rsid="004a41a7" officeooo:paragraph-rsid="004a41a7"/>
    </style:style>
    <style:style style:name="P13" style:family="paragraph" style:parent-style-name="Standard">
      <style:text-properties style:font-name="Arial1" fo:font-size="12pt" officeooo:paragraph-rsid="0043235a" style:font-size-asian="12pt" style:font-size-complex="12pt"/>
    </style:style>
    <style:style style:name="P14" style:family="paragraph" style:parent-style-name="Standard">
      <style:text-properties style:font-name="Arial1" fo:font-size="12pt" fo:language="fr" fo:country="FR" officeooo:rsid="0043235a" officeooo:paragraph-rsid="0043235a" style:font-size-asian="12pt" style:font-size-complex="12pt"/>
    </style:style>
    <style:style style:name="P15" style:family="paragraph" style:parent-style-name="Standard">
      <style:text-properties style:font-name="Arial1" fo:font-size="12pt" fo:language="fr" fo:country="FR" officeooo:rsid="0044b90a" officeooo:paragraph-rsid="0044b90a" style:font-size-asian="12pt" style:font-size-complex="12pt"/>
    </style:style>
    <style:style style:name="P16" style:family="paragraph" style:parent-style-name="Standard">
      <style:text-properties style:font-name="Arial1" fo:font-size="12pt" officeooo:paragraph-rsid="0044b90a"/>
    </style:style>
    <style:style style:name="P17" style:family="paragraph" style:parent-style-name="Text_20_body">
      <style:text-properties fo:language="fr" fo:country="FR" officeooo:rsid="003a7824" officeooo:paragraph-rsid="00406fb5"/>
    </style:style>
    <style:style style:name="P18" style:family="paragraph" style:parent-style-name="Text_20_body">
      <style:text-properties fo:language="fr" fo:country="FR" officeooo:rsid="003a7824" officeooo:paragraph-rsid="002f9ad3"/>
    </style:style>
    <style:style style:name="P19" style:family="paragraph" style:parent-style-name="Text_20_body">
      <style:text-properties fo:language="fr" fo:country="FR" officeooo:rsid="004a41a7" officeooo:paragraph-rsid="004a41a7"/>
    </style:style>
    <style:style style:name="P20" style:family="paragraph" style:parent-style-name="Text_20_body">
      <style:text-properties officeooo:paragraph-rsid="00406fb5"/>
    </style:style>
    <style:style style:name="P21" style:family="paragraph" style:parent-style-name="Text_20_body">
      <style:text-properties style:font-name="Calibri" fo:font-size="12pt" fo:language="fr" fo:country="FR" officeooo:rsid="003a7824" officeooo:paragraph-rsid="002f9ad3"/>
    </style:style>
    <style:style style:name="P22" style:family="paragraph" style:parent-style-name="Text_20_body">
      <style:text-properties style:font-name="Calibri" fo:font-size="12pt" fo:language="fr" fo:country="FR" officeooo:rsid="0043235a" officeooo:paragraph-rsid="0043235a" style:font-size-asian="12pt" style:font-size-complex="12pt"/>
    </style:style>
    <style:style style:name="P23" style:family="paragraph" style:parent-style-name="Text_20_body">
      <style:text-properties style:font-name="Calibri" fo:font-size="12pt" fo:language="fr" fo:country="FR" officeooo:rsid="003a7824" officeooo:paragraph-rsid="002f9ad3" style:font-size-asian="12pt" style:font-size-complex="12pt"/>
    </style:style>
    <style:style style:name="P24" style:family="paragraph" style:parent-style-name="Text_20_body">
      <style:text-properties style:font-name="Calibri" fo:font-size="12pt" fo:language="fr" fo:country="FR" officeooo:rsid="0044b90a" officeooo:paragraph-rsid="0044b90a" style:font-size-asian="12pt" style:font-size-complex="12pt"/>
    </style:style>
    <style:style style:name="P25" style:family="paragraph" style:parent-style-name="Text_20_body">
      <style:text-properties style:font-name="Calibri" fo:font-size="12pt" fo:language="fr" fo:country="FR" officeooo:rsid="00277a87" officeooo:paragraph-rsid="003a7824"/>
    </style:style>
    <style:style style:name="P26" style:family="paragraph" style:parent-style-name="Text_20_body">
      <style:text-properties style:font-name="ArialMT" fo:font-size="12pt" fo:language="fr" fo:country="FR" officeooo:rsid="003a7824" officeooo:paragraph-rsid="00406fb5"/>
    </style:style>
    <style:style style:name="P27" style:family="paragraph" style:parent-style-name="Text_20_body" style:list-style-name="L1"/>
    <style:style style:name="P28" style:family="paragraph" style:parent-style-name="Text_20_body" style:list-style-name="L1">
      <style:text-properties style:font-name="Calibri" fo:font-size="12pt"/>
    </style:style>
    <style:style style:name="P29" style:family="paragraph" style:parent-style-name="Text_20_body">
      <style:text-properties style:font-name="Calibri" fo:font-size="12pt" fo:language="fr" fo:country="FR" officeooo:rsid="0044b90a" officeooo:paragraph-rsid="0044b90a" style:font-size-asian="12pt" style:font-size-complex="12pt"/>
    </style:style>
    <style:style style:name="P30" style:family="paragraph" style:parent-style-name="Text_20_body">
      <style:text-properties style:font-name="Calibri" fo:font-size="12pt" fo:language="fr" fo:country="FR" officeooo:rsid="003a7824" officeooo:paragraph-rsid="002f9ad3"/>
    </style:style>
    <style:style style:name="P31" style:family="paragraph" style:parent-style-name="Text_20_body" style:list-style-name="L2">
      <style:text-properties style:font-name="Calibri" fo:font-size="12pt"/>
    </style:style>
    <style:style style:name="P32" style:family="paragraph" style:parent-style-name="Text_20_body">
      <style:text-properties fo:language="fr" fo:country="FR" officeooo:rsid="001f80b6" officeooo:paragraph-rsid="003f0b3b"/>
    </style:style>
    <style:style style:name="P33" style:family="paragraph" style:parent-style-name="Text_20_body">
      <style:text-properties fo:language="fr" fo:country="FR" officeooo:rsid="0051e6ba" officeooo:paragraph-rsid="0051e6ba"/>
    </style:style>
    <style:style style:name="P34" style:family="paragraph" style:parent-style-name="Text_20_body">
      <style:text-properties style:font-name="ArialMT" fo:font-size="12pt" fo:language="fr" fo:country="FR" officeooo:rsid="001f80b6" officeooo:paragraph-rsid="003f0b3b"/>
    </style:style>
    <style:style style:name="P35" style:family="paragraph" style:parent-style-name="Text_20_body">
      <style:text-properties style:font-name="ArialMT" fo:font-size="12pt" fo:language="fr" fo:country="FR" officeooo:rsid="001f80b6" officeooo:paragraph-rsid="00505bdb"/>
    </style:style>
    <style:style style:name="P36" style:family="paragraph" style:parent-style-name="Text_20_body">
      <style:text-properties style:font-name="ArialMT" fo:font-size="12pt" fo:language="fr" fo:country="FR" officeooo:rsid="0051e6ba" officeooo:paragraph-rsid="0051e6ba"/>
    </style:style>
    <style:style style:name="P37" style:family="paragraph" style:parent-style-name="Text_20_body">
      <style:text-properties style:font-name="Arial2" fo:font-size="12pt" fo:language="fr" fo:country="FR" fo:font-style="italic" officeooo:rsid="001f80b6" officeooo:paragraph-rsid="003f0b3b"/>
    </style:style>
    <style:style style:name="P38" style:family="paragraph" style:parent-style-name="Text_20_body">
      <style:text-properties style:font-name="Arial2" fo:font-size="12pt" fo:language="fr" fo:country="FR" fo:font-weight="bold" officeooo:rsid="0051e6ba" officeooo:paragraph-rsid="0051e6ba" fo:background-color="#ffffff"/>
    </style:style>
    <style:style style:name="P39" style:family="paragraph" style:parent-style-name="Text_20_body">
      <style:text-properties officeooo:paragraph-rsid="0051e6ba"/>
    </style:style>
    <style:style style:name="P40" style:family="paragraph" style:parent-style-name="Standard" style:list-style-name="L3">
      <style:text-properties fo:language="fr" fo:country="FR" style:text-underline-style="none" officeooo:rsid="00277a87" officeooo:paragraph-rsid="003cc4d0"/>
    </style:style>
    <style:style style:name="P41" style:family="paragraph" style:parent-style-name="Standard" style:list-style-name="L3">
      <style:text-properties fo:language="fr" fo:country="FR" style:text-underline-style="none" officeooo:rsid="0029d9c5" officeooo:paragraph-rsid="0029d9c5"/>
    </style:style>
    <style:style style:name="P42" style:family="paragraph" style:parent-style-name="Standard" style:list-style-name="L3">
      <style:text-properties fo:language="fr" fo:country="FR" style:text-underline-style="none" officeooo:rsid="002acdc0" officeooo:paragraph-rsid="002acdc0"/>
    </style:style>
    <style:style style:name="P43" style:family="paragraph" style:parent-style-name="Standard">
      <style:paragraph-properties fo:text-align="center" style:justify-single-word="false"/>
      <style:text-properties officeooo:paragraph-rsid="004df3ca"/>
    </style:style>
    <style:style style:name="T1" style:family="text">
      <style:text-properties fo:color="#3f3f3f"/>
    </style:style>
    <style:style style:name="T2" style:family="text">
      <style:text-properties fo:color="#3f3f3f" style:font-name="Calibri" fo:font-size="12pt"/>
    </style:style>
    <style:style style:name="T3" style:family="text">
      <style:text-properties fo:color="#3f3f3f" style:font-name="Calibri" fo:font-size="12pt" officeooo:rsid="003f0b3b"/>
    </style:style>
    <style:style style:name="T4" style:family="text">
      <style:text-properties fo:color="#3f3f3f" fo:font-weight="bold"/>
    </style:style>
    <style:style style:name="T5" style:family="text">
      <style:text-properties style:font-name="Calibri"/>
    </style:style>
    <style:style style:name="T6" style:family="text">
      <style:text-properties style:font-name="Calibri" fo:font-size="12pt"/>
    </style:style>
    <style:style style:name="T7" style:family="text">
      <style:text-properties style:font-name="Calibri" fo:font-size="12pt" officeooo:rsid="00406fb5"/>
    </style:style>
    <style:style style:name="T8" style:family="text">
      <style:text-properties style:font-name="Calibri" fo:font-size="12pt" fo:language="fr" fo:country="FR" officeooo:rsid="00406fb5"/>
    </style:style>
    <style:style style:name="T9" style:family="text">
      <style:text-properties style:font-name="Calibri" fo:font-size="12pt" fo:language="fr" fo:country="FR" officeooo:rsid="003a7824"/>
    </style:style>
    <style:style style:name="T10" style:family="text">
      <style:text-properties style:font-name="Calibri" fo:font-size="12pt" officeooo:rsid="00489036"/>
    </style:style>
    <style:style style:name="T11" style:family="text">
      <style:text-properties style:font-name="Calibri" fo:font-size="12pt" fo:font-weight="bold" style:font-weight-asian="bold" style:font-weight-complex="bold"/>
    </style:style>
    <style:style style:name="T12" style:family="text">
      <style:text-properties style:font-name="Calibri" officeooo:rsid="0044b90a"/>
    </style:style>
    <style:style style:name="T13" style:family="text">
      <style:text-properties officeooo:rsid="003f0b3b"/>
    </style:style>
    <style:style style:name="T14" style:family="text">
      <style:text-properties style:font-name="ArialMT" fo:font-size="12pt"/>
    </style:style>
    <style:style style:name="T15" style:family="text">
      <style:text-properties fo:language="fr" fo:country="FR" officeooo:rsid="0043235a"/>
    </style:style>
    <style:style style:name="T16" style:family="text">
      <style:text-properties fo:language="fr" fo:country="FR" officeooo:rsid="0044b90a" style:font-size-asian="12pt" style:font-size-complex="12pt"/>
    </style:style>
    <style:style style:name="T17" style:family="text">
      <style:text-properties fo:language="fr" fo:country="FR" officeooo:rsid="00070d88"/>
    </style:style>
    <style:style style:name="T18" style:family="text">
      <style:text-properties fo:language="fr" fo:country="FR" officeooo:rsid="004b6021"/>
    </style:style>
    <style:style style:name="T19" style:family="text">
      <style:text-properties fo:language="fr" fo:country="FR" officeooo:rsid="0051e6ba"/>
    </style:style>
    <style:style style:name="T20" style:family="text">
      <style:text-properties style:font-name="CourierNewPSMT" fo:font-size="12pt"/>
    </style:style>
    <style:style style:name="T21" style:family="text">
      <style:text-properties officeooo:rsid="004a41a7"/>
    </style:style>
    <style:style style:name="T22" style:family="text">
      <style:text-properties officeooo:rsid="004aca09"/>
    </style:style>
    <style:style style:name="T23" style:family="text">
      <style:text-properties officeooo:rsid="004b6021"/>
    </style:style>
    <style:style style:name="T24" style:family="text">
      <style:text-properties style:font-name="Arial2" fo:font-size="20pt" fo:font-weight="bold"/>
    </style:style>
    <style:style style:name="T25" style:family="text">
      <style:text-properties style:font-name="Arial2" fo:font-size="20pt" fo:font-weight="normal" style:font-weight-asian="normal" style:font-weight-complex="normal"/>
    </style:style>
    <style:style style:name="T26" style:family="text">
      <style:text-properties style:font-name="Arial2" fo:font-size="12pt" fo:font-weight="normal" style:font-size-asian="12pt" style:font-weight-asian="normal" style:font-size-complex="12pt" style:font-weight-complex="normal"/>
    </style:style>
    <style:style style:name="T27" style:family="text">
      <style:text-properties officeooo:rsid="0053983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7">Rapport de stage – </text:span><text:span text:style-name="T18">Thomas ABGRALL (</text:span><text:span text:style-name="T26">JTEKT HPI</text:span><text:span text:style-name="T18">)</text:span></text:p>
      <text:p text:style-name="P1"/>
      <text:p text:style-name="P34">Tuteur industriel : Franck PLARD</text:p>
      <text:p text:style-name="P32"><text:span text:style-name="T14">Ma mission au sein de HPI consiste à réaliser l</text:span>’<text:span text:style-name="T14">étude, la réalisation et mise en œuvre d’un système de traçabilité de pièce le long de leur fabrication et en conserver une trace informatique. </text:span></text:p>
      <text:p text:style-name="P37">Groupe électropompe (GEP)</text:p>
      <text:p text:style-name="P34">La société HPI (Hydraulique Pompe Industrielle) </text:p>
      <text:p text:style-name="P35">M. Franck Harault est le responsable de cette section et responsable de mon projet. Il dépend M. Jean-François Lavigne, responsable de service méthode.</text:p>
      <text:p text:style-name="P35">M. Franck Plard est pilot automaticien et mon responsable industriel. </text:p>
      <text:p text:style-name="P32"/>
      <text:p text:style-name="P33">Cahier des charges</text:p>
      <text:p text:style-name="P33"><text:span text:style-name="T14">La première mission de la traçabilité est d</text:span>’<text:span text:style-name="T14">assurer le bon déroulement du processus d’assemblage en contrôlant l’accès aux différents postes.<text:line-break/>Le second point est de pouvoir retrouver l’historique du produit en cas de retour client, pour cela nous allons faire une fiche pour chacun des produits assemblés et la sauvegarder dans une base de données. </text:span></text:p>
      <text:p text:style-name="P36"/>
      <text:p text:style-name="P36">La ligne se nomme MA2 (Montage Automobile 2).</text:p>
      <text:p text:style-name="P39"><text:span text:style-name="T19">- </text:span><text:span text:style-name="T14">automate concentrateur.</text:span></text:p>
      <text:p text:style-name="P38">SCL (Structured Control Language) </text:p>
      <text:p text:style-name="P33"/>
      <text:p text:style-name="P32"/>
      <text:p text:style-name="P3">Les principaux points du cahier des charges</text:p>
      <text:p text:style-name="P4"/>
      <text:list xml:id="list381714207" text:style-name="L3">
        <text:list-item>
          <text:p text:style-name="P40">Critères de choix</text:p>
        </text:list-item>
        <text:list-item>
          <text:p text:style-name="P41">Procédures de tests</text:p>
        </text:list-item>
        <text:list-item>
          <text:p text:style-name="P42">Problèmes rencontrés</text:p>
        </text:list-item>
      </text:list>
      <text:p text:style-name="P11"/>
      <text:p text:style-name="P6">Remarques</text:p>
      <text:p text:style-name="P7"/>
      <text:p text:style-name="P10">Rapport intéressant</text:p>
      <text:p text:style-name="P2"/>
      <text:p text:style-name="P8">Rapport : 1<text:span text:style-name="T27">2-13</text:span> /20</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MT" svg:font-family="ArialMT"/>
    <style:font-face style:name="Calibri" svg:font-family="Calibri"/>
    <style:font-face style:name="CourierNewPSMT" svg:font-family="CourierNewPSMT"/>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ERCIER</meta:initial-creator>
    <meta:creation-date>2015-08-20T15:42:23.819695453</meta:creation-date>
    <dc:date>2018-04-19T21:27:36.139049023</dc:date>
    <dc:creator>Philippe MERCIER</dc:creator>
    <meta:editing-duration>PT9H19M38S</meta:editing-duration>
    <meta:editing-cycles>72</meta:editing-cycles>
    <meta:generator>LibreOffice/5.4.5.1$MacOSX_X86_64 LibreOffice_project/79c9829dd5d8054ec39a82dc51cd9eff340dbee8</meta:generator>
    <meta:document-statistic meta:table-count="0" meta:image-count="0" meta:object-count="0" meta:page-count="1" meta:paragraph-count="19" meta:word-count="185" meta:character-count="1183" meta:non-whitespace-character-count="1014"/>
  </office:meta>
</office:document-meta>
</file>